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fo:font-size="16pt" officeooo:rsid="0018b2f9" officeooo:paragraph-rsid="0018b2f9" style:font-size-asian="16pt" style:font-size-complex="16pt"/>
    </style:style>
    <style:style style:name="T1" style:family="text">
      <style:text-properties officeooo:rsid="001142d5"/>
    </style:style>
    <style:style style:name="T2" style:family="text">
      <style:text-properties officeooo:rsid="00154754"/>
    </style:style>
    <style:style style:name="T3" style:family="text">
      <style:text-properties officeooo:rsid="00178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kImager pick images from gallery and camera with croping feature . It also provide multiple image selection from gallery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xmint16-1 </meta:initial-creator>
    <meta:creation-date>2015-01-16T17:06:03.649227418</meta:creation-date>
    <dc:date>2015-01-16T17:19:49.120911208</dc:date>
    <dc:creator>linuxmint16-1 </dc:creator>
    <meta:editing-duration>PT7M55S</meta:editing-duration>
    <meta:editing-cycles>11</meta:editing-cycles>
    <meta:generator>LibreOffice/4.1.3.2$Linux_x86 LibreOffice_project/410m0$Build-2</meta:generator>
    <meta:document-statistic meta:table-count="0" meta:image-count="0" meta:object-count="0" meta:page-count="1" meta:paragraph-count="1" meta:word-count="20" meta:character-count="126" meta:non-whitespace-character-count="106"/>
  </office:meta>
</office:document-meta>
</file>